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icrosoft YaHei" svg:font-family="'Microsoft YaHei'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árrafo_20_de_20_lista">
      <style:paragraph-properties fo:margin-left="0cm" fo:margin-right="0cm" fo:line-height="200%" fo:text-indent="0cm" style:auto-text-indent="false">
        <style:tab-stops/>
      </style:paragraph-properties>
    </style:style>
    <style:style style:name="P2" style:family="paragraph" style:parent-style-name="Párrafo_20_de_20_lista">
      <style:paragraph-properties fo:margin-left="0cm" fo:margin-right="0cm" fo:line-height="150%" fo:text-indent="0cm" style:auto-text-indent="false">
        <style:tab-stops/>
      </style:paragraph-properties>
      <style:text-properties style:font-name="Calibri"/>
    </style:style>
    <style:style style:name="P3" style:family="paragraph" style:parent-style-name="Párrafo_20_de_20_lista">
      <style:paragraph-properties fo:margin-left="0cm" fo:margin-right="0cm" fo:line-height="200%" fo:text-indent="0cm" style:auto-text-indent="false">
        <style:tab-stops/>
      </style:paragraph-properties>
      <style:text-properties style:font-name="Calibri"/>
    </style:style>
    <style:style style:name="P4" style:family="paragraph" style:parent-style-name="Párrafo_20_de_20_lista">
      <style:paragraph-properties fo:margin-left="0cm" fo:margin-right="0cm" fo:line-height="200%" fo:text-indent="0cm" style:auto-text-indent="false">
        <style:tab-stops/>
      </style:paragraph-properties>
      <style:text-properties fo:color="#538135" style:font-name="Calibri" fo:font-size="16pt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538135" style:font-size-complex="18pt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538135" fo:font-size="14pt" style:font-size-asian="14pt" style:font-size-complex="16p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color="#538135" fo:font-size="14pt" style:font-size-asian="14pt" style:font-size-complex="16pt" style:font-weight-complex="bold"/>
    </style:style>
    <style:style style:name="P8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size-complex="7pt" style:font-weight-complex="bold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Text_20_body">
      <style:paragraph-properties fo:margin-left="2.54cm" fo:margin-right="0cm" fo:text-align="justify" style:justify-single-word="false" fo:text-indent="0cm" style:auto-text-indent="false">
        <style:tab-stops/>
      </style:paragraph-properties>
      <style:text-properties fo:color="#538135" fo:font-size="14pt" style:font-size-asian="14pt" style:font-size-complex="16pt" style:font-weight-complex="bold"/>
    </style:style>
    <style:style style:name="P11" style:family="paragraph" style:parent-style-name="Text_20_body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fo:color="#538135" fo:font-size="14pt" style:font-size-asian="14pt" style:font-size-complex="16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size="12pt" fo:font-weight="normal" style:font-size-asian="12pt" style:font-weight-asian="normal" style:font-size-complex="7pt" style:font-weight-complex="bold"/>
    </style:style>
    <style:style style:name="P13" style:family="paragraph" style:parent-style-name="Normal" style:master-page-name="MP0">
      <style:paragraph-properties style:page-number="auto" fo:break-before="page"/>
    </style:style>
    <style:style style:name="P14" style:family="paragraph" style:parent-style-name="Text_20_body" style:list-style-name="L1">
      <style:paragraph-properties fo:text-align="justify" style:justify-single-word="false"/>
      <style:text-properties fo:color="#538135" fo:font-size="14pt" fo:font-style="italic" style:font-size-asian="14pt" style:font-style-asian="italic" style:font-size-complex="16pt" style:font-style-complex="italic" style:font-weight-complex="bold"/>
    </style:style>
    <style:style style:name="P15" style:family="paragraph" style:parent-style-name="Text_20_body" style:list-style-name="L1">
      <style:paragraph-properties fo:text-align="justify" style:justify-single-word="false"/>
      <style:text-properties fo:color="#538135" fo:font-size="14pt" style:font-size-asian="14pt" style:font-size-complex="16pt" style:font-weight-complex="bold"/>
    </style:style>
    <style:style style:name="P16" style:family="paragraph" style:parent-style-name="Text_20_body" style:list-style-name="L1">
      <style:paragraph-properties fo:text-align="justify" style:justify-single-word="false"/>
    </style:style>
    <style:style style:name="P17" style:family="paragraph" style:parent-style-name="Text_20_body">
      <style:paragraph-properties fo:margin-left="2.54cm" fo:margin-right="0cm" fo:text-align="justify" style:justify-single-word="false" fo:text-indent="0cm" style:auto-text-indent="false">
        <style:tab-stops/>
      </style:paragraph-properties>
      <style:text-properties fo:color="#538135" fo:font-size="14pt" style:font-size-asian="14pt" style:font-size-complex="16pt" style:font-weight-complex="bold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538135" fo:font-size="14pt" style:font-size-asian="14pt" style:font-size-complex="16pt" style:font-weight-complex="bold"/>
    </style:style>
    <style:style style:name="P19" style:family="paragraph">
      <style:paragraph-properties style:writing-mode="lr-tb"/>
    </style:style>
    <style:style style:name="P20" style:family="paragraph">
      <style:paragraph-properties fo:text-align="start" style:writing-mode="lr-tb"/>
    </style:style>
    <style:style style:name="P21" style:family="paragraph">
      <style:paragraph-properties style:writing-mode="lr-tb" style:font-independent-line-spacing="false"/>
    </style:style>
    <style:style style:name="T1" style:family="text">
      <style:text-properties fo:color="#538135" style:font-name="Calibri" fo:font-size="16pt" fo:font-weight="bold" style:font-size-asian="16pt" style:font-weight-asian="bold" style:font-size-complex="16pt" style:font-weight-complex="bold" loext:opacity="100%"/>
    </style:style>
    <style:style style:name="T2" style:family="text">
      <style:text-properties fo:color="#538135" fo:font-size="14pt" style:font-size-asian="14pt" style:font-size-complex="16pt" style:font-weight-complex="bold" loext:opacity="100%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loext:decorative="false" loext:allow-overlap="true" draw:stroke="solid" svg:stroke-width="0.035cm" svg:stroke-color="#507e32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custom-shape text:anchor-type="paragraph" draw:z-index="0" draw:name="Cuadro de texto 1" draw:style-name="gr1" draw:text-style-name="P21" svg:width="14.368cm" svg:height="2.451cm" svg:x="0.609cm" svg:y="0.053cm"><text:p text:style-name="P19"><text:span text:style-name="T3">Módulo: </text:span><text:span text:style-name="T3"><text:tab/></text:span><text:span text:style-name="T3"><text:tab/></text:span><text:span text:style-name="T3"><text:tab/></text:span><text:span text:style-name="T3"><text:tab/></text:span><text:span text:style-name="T3">Bases de Datos</text:span></text:p><text:p text:style-name="P20"><text:span text:style-name="T3">UT07: </text:span><text:span text:style-name="T3"><text:tab/></text:span><text:span text:style-name="T3"><text:tab/></text:span><text:span text:style-name="T3"><text:tab/></text:span><text:span text:style-name="T3"><text:tab/></text:span><text:span text:style-name="T3">Base de Datos Objeto-Relacional</text:span></text:p><text:p text:style-name="P19"><text:span text:style-name="T3">Actividad de desarrollo: </text:span><text:span text:style-name="T3"><text:tab/></text:span><text:span text:style-name="T3">Base de datos completa</text:span></text:p><draw:enhanced-geometry svg:viewBox="0 0 21600 21600" draw:type="non-primitive" draw:enhanced-path="M 0 0 L 21600 0 21600 21600 0 21600 Z N"/></draw:custom-shap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"><text:span text:style-name="Fuente_20_de_20_párrafo_20_predeter."><text:span text:style-name="T1">1. Objetivo general</text:span></text:span></text:p>
      <text:p text:style-name="P2">Comprender los elementos característicos de una base de datos objeto-relacional utilizando el sistema gestor: PostgreSQL</text:p>
      <text:p text:style-name="P3"/>
      <text:p text:style-name="P4">2. Metodología y material.</text:p>
      <text:p text:style-name="P8">PostgreSQL instalado y la herramienta Pgadmin. Consultar apuntes de la asignatura en el campus. </text:p>
      <text:p text:style-name="P5">3. <text:s/>Descripción:</text:p>
      <text:p text:style-name="P12">Usando el software Pgadmin genera scripts que realicen los siquientes puntos:</text:p>
      <text:p text:style-name="P6"/>
      <text:list xml:id="list1653674362586826362" text:style-name="L1">
        <text:list-item>
          <text:p text:style-name="P14">Plantea un contexto para una aplicación. Redactalo adecuadamente:</text:p>
        </text:list-item>
      </text:list>
      <text:p text:style-name="P7">Se Realizará una base de datos de una biblioteca, esta contará con las entidades editorial, libro,usuario,administrador, socio y autor. A cada usuario se le podrá dar en préstamo un solo libro a la vez. Un usuario solo podrá ser administrador o socio y nunca los dos a la vez.</text:p>
      <text:p text:style-name="P7">Los libros podrán estar formados por uno o mas autores</text:p>
      <text:p text:style-name="P7">Cada libro solo podrá pertenecer a una editorial</text:p>
      <text:p text:style-name="P7"/>
      <text:list xml:id="list32526743" text:continue-numbering="true" text:style-name="L1">
        <text:list-item>
          <text:p text:style-name="P15">Elabora el esquema E-R correspondiente: </text:p>
        </text:list-item>
      </text:list>
      <text:p text:style-name="P10"/>
      <text:p text:style-name="P18">Modelo relacional:</text:p>
      <text:p text:style-name="P18">editoriales(id_editorial-,nombre,direccion,telefono,sitio_web)</text:p>
      <text:p text:style-name="P18">PK id_editorial</text:p>
      <text:p text:style-name="P18"><text:soft-page-break/></text:p>
      <text:p text:style-name="P18">libros(isbn-,genero,titulo,fecha,paginas,idioma,id_editorial*)</text:p>
      <text:p text:style-name="P18">PK (isbn) FK id_editorial references editoriales (id_editorial)</text:p>
      <text:p text:style-name="P18"/>
      <text:p text:style-name="P18">autores(id_autor-,nombre,apellidos, nacionalidad, fecha_nacimiento,fecha_muerte)</text:p>
      <text:p text:style-name="P18">PK id_autor</text:p>
      <text:p text:style-name="P18"/>
      <text:p text:style-name="P18">creaciones(isbn-*, id_autor-*)</text:p>
      <text:p text:style-name="P18">PK (isbn, id_autor) FK isbn references libros (isbn) FK id_autor refereces autores (id_autor)</text:p>
      <text:p text:style-name="P18"/>
      <text:p text:style-name="P18">usuarios(id_ususario,nombre,apellidos,direccion,telefono,correo,fecha_nacimiento)</text:p>
      <text:p text:style-name="P18">PK id_usuario</text:p>
      <text:p text:style-name="P18">administrador(herencia de usuario + tipo_permisos)</text:p>
      <text:p text:style-name="P18"/>
      <text:p text:style-name="P18">prestamos(isbn-*,id_usuario-*,fecha_inicio-,fecha_fin)</text:p>
      <text:p text:style-name="P18">PK (id_usuario,isbn,fecha_inicio) FK isbn references libros (isbn) id_autor references autores(id_autor)</text:p>
      <text:p text:style-name="P10"/>
      <text:list xml:id="list32524249" text:continue-numbering="true" text:style-name="L1">
        <text:list-item>
          <text:p text:style-name="P15">Implementa dicha base de datos (DDL):</text:p>
          <text:list>
            <text:list-item>
              <text:p text:style-name="P15">Establece al menos una opción en la creación de la base de datos.</text:p>
            </text:list-item>
            <text:list-item>
              <text:p text:style-name="P15">Debe tener al menos 5 tablas.</text:p>
            </text:list-item>
            <text:list-item>
              <text:p text:style-name="P15">La implementación debe contar con al menos una herencia.</text:p>
            </text:list-item>
            <text:list-item>
              <text:p text:style-name="P15">Alguna tabla debe contener una secuencia.</text:p>
            </text:list-item>
            <text:list-item>
              <text:p text:style-name="P15">Se deben crear dos tipos complejos (Haré dirección y tipo_permisos)</text:p>
            </text:list-item>
            <text:list-item>
              <text:p text:style-name="P15"><text:soft-page-break/>Alguna tabla debe tener un atributo que sea un vectores(telefonos)</text:p>
            </text:list-item>
          </text:list>
        </text:list-item>
        <text:list-item>
          <text:p text:style-name="P15">Realiza inserciones (en todas las tablas), actualizaciones y eliminaciones sobre dicha BD. ** Crea al menos una transacción</text:p>
        </text:list-item>
      </text:list>
      <text:p text:style-name="P11"/>
      <text:list xml:id="list32506265" text:continue-numbering="true" text:style-name="L1">
        <text:list-item>
          <text:p text:style-name="P15">Plantea 6 consultas:</text:p>
          <text:list>
            <text:list-item>
              <text:p text:style-name="P15">Al menos dos inner join</text:p>
            </text:list-item>
            <text:list-item>
              <text:p text:style-name="P15">Al menos dos subconsultas</text:p>
            </text:list-item>
          </text:list>
        </text:list-item>
      </text:list>
      <text:p text:style-name="P9"/>
      <text:list xml:id="list32507002" text:continue-numbering="true" text:style-name="L1">
        <text:list-item>
          <text:p text:style-name="P16"><text:span text:style-name="Fuente_20_de_20_párrafo_20_predeter."><text:span text:style-name="T2">Crea dos funciones y dos trigger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icrosoft YaHei" svg:font-family="'Microsoft YaHei'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o_20_independiente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margin-left="0cm" fo:margin-right="0cm" fo:margin-top="0.101cm" fo:margin-bottom="0.199cm" fo:text-align="start" style:justify-single-word="false" fo:orphans="2" fo:widows="2" fo:hyphenation-ladder-count="no-limit" fo:text-indent="0.6cm" style:auto-text-indent="false"/>
      <style:text-properties style:font-name="Calibri" fo:font-size="18pt" fo:font-weight="bold" style:font-name-asian="Times" style:font-size-asian="18pt" style:font-weight-asian="bold" style:font-name-complex="Times" style:font-size-complex="10pt" style:language-complex="ar" style:country-complex="SA" fo:hyphenate="false" fo:hyphenation-remain-char-count="0" fo:hyphenation-push-char-count="0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423cm" fo:margin-bottom="0.212cm" fo:text-align="start" style:justify-single-word="false" fo:orphans="2" fo:widows="2" fo:hyphenation-ladder-count="no-limit" fo:keep-with-next="always"/>
      <style:text-properties fo:color="#0066cc" style:font-name="Liberation Sans" fo:font-size="14pt" fo:font-weight="bold" style:font-name-asian="Microsoft YaHei" style:font-size-asian="14pt" style:font-weight-asian="bold" style:font-size-complex="14pt" style:language-complex="ar" style:country-complex="SA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fo:text-align="start" style:justify-single-word="false" fo:orphans="2" fo:widows="2" fo:hyphenation-ladder-count="no-limit" fo:keep-with-next="always"/>
      <style:text-properties fo:color="#0066cc" style:font-name="Arial" fo:font-size="14pt" fo:font-style="italic" fo:font-weight="bold" style:font-name-asian="Times" style:font-size-asian="14pt" style:font-style-asian="italic" style:font-weight-asian="bold" style:font-name-complex="Arial" style:font-size-complex="14pt" style:language-complex="ar" style:country-complex="SA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text-align="justify" style:justify-single-word="false" fo:orphans="0" fo:widows="0" fo:hyphenation-ladder-count="no-limit" style:vertical-align="baseline"/>
      <style:text-properties style:font-name="Liberation Serif" fo:font-size="12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0" fo:hyphenation-push-char-count="0"/>
    </style:style>
    <style:style style:name="Texto_20_independiente" style:display-name="Texto independiente" style:family="paragraph" style:parent-style-name="Normal">
      <style:paragraph-properties fo:margin-top="0cm" fo:margin-bottom="0.247cm" fo:line-height="115%" fo:hyphenation-ladder-count="no-limit"/>
      <style:text-properties fo:hyphenate="false" fo:hyphenation-remain-char-count="0" fo:hyphenation-push-char-count="0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Descripción" style:family="paragraph" style:parent-style-name="Normal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Arial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Normal" style:class="extra">
      <style:paragraph-properties fo:hyphenation-ladder-count="no-limit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0066cc" style:font-name="Liberation Sans" fo:font-size="14pt" fo:font-weight="bold" style:letter-kerning="true" style:font-name-asian="Microsoft YaHei" style:font-size-asian="14pt" style:language-asian="zh" style:country-asian="CN" style:font-weight-asian="bold" style:font-name-complex="Mangal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066cc" style:font-name="Arial" fo:font-size="14pt" fo:font-style="italic" fo:font-weight="bold" style:letter-kerning="true" style:font-name-asian="Times" style:font-size-asian="14pt" style:language-asian="zh" style:country-asian="CN" style:font-style-asian="italic" style:font-weight-asian="bold" style:font-name-complex="Arial" style:font-size-complex="14pt" style:font-style-complex="italic" style:font-weight-complex="bold"/>
    </style:style>
    <style:style style:name="Absatz-Standardschriftart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loext:margin-gutter="0cm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dc:title/>
    <dc:description/>
    <dc:subject/>
    <meta:initial-creator>AMCpc</meta:initial-creator>
    <meta:creation-date>2024-05-23T10:26:00Z</meta:creation-date>
    <dc:date>2024-05-26T12:26:36.45</dc:date>
    <meta:editing-cycles>10</meta:editing-cycles>
    <meta:editing-duration>PT2H2M54S</meta:editing-duration>
    <dc:creator>Daniel Ojeda Martel</dc:creator>
    <meta:document-statistic meta:table-count="0" meta:image-count="0" meta:object-count="0" meta:page-count="3" meta:paragraph-count="37" meta:word-count="291" meta:character-count="2186"/>
    <meta:template xlink:type="simple" xlink:actuate="onRequest" xlink:title="" xlink:href="Normal.dotm"/>
  </office:meta>
</office:document-meta>
</file>